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200" calcext:value-type="float">
            <text:p>3200</text:p>
          </table:table-cell>
          <table:table-cell table:formula="of:=[.A1]*[.$D$1] +[.B1]*(1-[.$D$1])" office:value-type="float" office:value="4028" calcext:value-type="float">
            <text:p>402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A2]*[.$D$1] +[.B2]*(1-[.$D$1])" office:value-type="float" office:value="11.46" calcext:value-type="float">
            <text:p>11.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([.A3]*[.A1]*[.$D$1] +[.B3]*[.B1]*(1-[.$D$1]))/[.C1]" office:value-type="float" office:value="412.859980139027" calcext:value-type="float">
            <text:p>412.85998013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00" calcext:value-type="float">
            <text:p>1200</text:p>
          </table:table-cell>
          <table:table-cell table:formula="of:=([.A4]*[.A1]*[.$D$1] +[.B4]*[.B1]*(1-[.$D$1]))/[.C1]" office:value-type="float" office:value="938.579940417081" calcext:value-type="float">
            <text:p>938.57994041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9:42:01.46113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9:00:21.900152236</meta:creation-date>
    <dc:date>2016-12-06T20:55:50.534719276</dc:date>
    <meta:editing-duration>P1DT2H32M32S</meta:editing-duration>
    <meta:editing-cycles>2</meta:editing-cycles>
    <meta:generator>LibreOffice/5.1.4.2$Linux_X86_64 LibreOffice_project/10m0$Build-2</meta:generator>
    <meta:document-statistic meta:table-count="1" meta:cell-count="13" meta:object-count="0"/>
  </office:meta>
</office:document-meta>
</file>